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2">
          <table:table-cell table:number-columns-repeated="2"/>
          <table:table-cell office:value-type="float" office:value="29">
            <text:p>29</text:p>
          </table:table-cell>
          <table:table-cell office:value-type="string">
            <text:p>widom</text:p>
          </table:table-cell>
          <table:table-cell office:value-type="string">
            <text:p>craig</text:p>
          </table:table-cell>
          <table:table-cell office:value-type="string">
            <text:p>jon</text:p>
          </table:table-cell>
          <table:table-cell office:value-type="string">
            <text:p>alan</text:p>
          </table:table-cell>
          <table:table-cell office:value-type="float" office:value="30">
            <text:p>30</text:p>
          </table:table-cell>
          <table:table-cell office:value-type="string">
            <text:p>widom</text:p>
          </table:table-cell>
          <table:table-cell office:value-type="string">
            <text:p>craig</text:p>
          </table:table-cell>
          <table:table-cell office:value-type="string">
            <text:p>jon</text:p>
          </table:table-cell>
          <table:table-cell office:value-type="string">
            <text:p>ala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table:formula="of:=[.B3]+1" office:value-type="float" office:value="10">
            <text:p>1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table:formula="of:=[.B4]+1" office:value-type="float" office:value="11">
            <text:p>1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formula="of:=[.B5]+1" office:value-type="float" office:value="12">
            <text:p>12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formula="of:=[.B7]+1" office:value-type="float" office:value="2">
            <text:p>2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formula="of:=[.B8]+1" office:value-type="float" office:value="3">
            <text:p>3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formula="of:=[.B9]+1" office:value-type="float" office:value="4">
            <text:p>4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formula="of:=[.B10]+1" office:value-type="float" office:value="5">
            <text:p>5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formula="of:=[.B11]+1" office:value-type="float" office:value="6">
            <text:p>6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formula="of:=[.B12]+1" office:value-type="float" office:value="7">
            <text:p>7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"/>
        </table:table-row>
        <table:table-row table:style-name="ro1" table:number-rows-repeated="104856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</meta:initial-creator>
    <meta:creation-date>2013-07-18T14:11:44</meta:creation-date>
    <dc:date>2013-07-18T14:19:29</dc:date>
    <dc:creator>jason </dc:creator>
    <meta:editing-duration>PT6M44S</meta:editing-duration>
    <meta:editing-cycles>7</meta:editing-cycles>
    <meta:generator>LibreOffice/4.0.2.2$Linux_X86_64 LibreOffice_project/400m0$Build-2</meta:generator>
    <meta:document-statistic meta:table-count="1" meta:cell-count="43" meta:object-count="0"/>
  </office:meta>
</office:document-meta>
</file>